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nodos</text:p>
          </table:table-cell>
          <table:table-cell table:style-name="ce1" office:value-type="string">
            <text:p>tiemp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MEDIAN([.C2:.E2])" office:value-type="float" office:value="2.034">
            <text:p>2,034</text:p>
          </table:table-cell>
          <table:table-cell office:value-type="float" office:value="2.034">
            <text:p>2,034</text:p>
          </table:table-cell>
          <table:table-cell office:value-type="float" office:value="2.044">
            <text:p>2,044</text:p>
          </table:table-cell>
          <table:table-cell office:value-type="float" office:value="2.025">
            <text:p>2,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MEDIAN([.C3:.E3])" office:value-type="float" office:value="3.983">
            <text:p>3,983</text:p>
          </table:table-cell>
          <table:table-cell office:value-type="float" office:value="3.987">
            <text:p>3,987</text:p>
          </table:table-cell>
          <table:table-cell office:value-type="float" office:value="3.968">
            <text:p>3,968</text:p>
          </table:table-cell>
          <table:table-cell office:value-type="float" office:value="3.983">
            <text:p>3,9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MEDIAN([.C4:.E4])" office:value-type="float" office:value="8.929">
            <text:p>8,929</text:p>
          </table:table-cell>
          <table:table-cell office:value-type="float" office:value="8.929">
            <text:p>8,929</text:p>
          </table:table-cell>
          <table:table-cell office:value-type="float" office:value="8.926">
            <text:p>8,926</text:p>
          </table:table-cell>
          <table:table-cell office:value-type="float" office:value="8.974">
            <text:p>8,97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MEDIAN([.C5:.E5])" office:value-type="float" office:value="19.645">
            <text:p>19,645</text:p>
          </table:table-cell>
          <table:table-cell office:value-type="float" office:value="19.645">
            <text:p>19,645</text:p>
          </table:table-cell>
          <table:table-cell office:value-type="float" office:value="19.559">
            <text:p>19,559</text:p>
          </table:table-cell>
          <table:table-cell office:value-type="float" office:value="20.734">
            <text:p>20,73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Hoja1.F29" table:end-x="1.735cm" table:end-y="0.133cm" draw:z-index="0" draw:style-name="gr1" svg:width="11.621cm" svg:height="8.68cm" svg:x="1.404cm" svg:y="0.001cm">
              <draw:object draw:notify-on-update-of-ranges="Hoja1.A2:Hoja1.A5 Hoja1.B2:Hoja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12:0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bellos</meta:initial-creator>
    <meta:creation-date>2011-08-17T13:43:05</meta:creation-date>
    <dc:date>2011-08-25T12:06:55</dc:date>
    <dc:creator>Luis Cabellos</dc:creator>
    <meta:editing-duration>PT15M18S</meta:editing-duration>
    <meta:editing-cycles>4</meta:editing-cycles>
    <meta:generator>LibreOffice/3.3$Unix LibreOffice_project/330m19$Build-301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22cm" svg:height="8.681cm" xlink:href=".." xlink:type="simple" chart:class="chart:bar" chart:style-name="ch1">
        <chart:plot-area chart:style-name="ch2" table:cell-range-address="Hoja1.A2:Hoja1.B5" chart:data-source-has-labels="column" svg:x="1.243cm" svg:y="0.827cm" svg:width="9.915cm" svg:height="6.7cm">
          <chartooo:coordinate-region svg:x="1.864cm" svg:y="1.026cm" svg:width="9.294cm" svg:height="5.854cm"/>
          <chart:axis chart:dimension="x" chart:name="primary-x" chart:style-name="ch3">
            <chart:title svg:x="5.693cm" svg:y="7.7cm" chart:style-name="ch4">
              <text:p>nodes</text:p>
            </chart:title>
            <chart:categories table:cell-range-address="Hoja1.A2:Hoja1.A5"/>
          </chart:axis>
          <chart:axis chart:dimension="y" chart:name="primary-y" chart:style-name="ch5">
            <chart:title svg:x="0.451cm" svg:y="5.293cm" chart:style-name="ch6">
              <text:p>time (seconds)</text:p>
            </chart:title>
            <chart:grid chart:style-name="ch7" chart:class="major"/>
          </chart:axis>
          <chart:series chart:style-name="ch8" chart:values-cell-range-address="Hoja1.B2:Hoja1.B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2:Hoja1.A5</svg:desc>
                </draw:g>
              </table:table-cell>
              <table:table-cell office:value-type="float" office:value="2.034">
                <text:p>2.034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83">
                <text:p>3.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929">
                <text:p>8.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645">
                <text:p>19.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